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text-properties fo:font-style="italic" style:font-style-asian="italic" style:font-style-complex="italic"/>
    </style:style>
    <style:style style:name="P2" style:family="paragraph" style:parent-style-name="Text_20_body">
      <style:text-properties officeooo:rsid="00139054" officeooo:paragraph-rsid="00139054"/>
    </style:style>
    <style:style style:name="P3" style:family="paragraph" style:parent-style-name="Text_20_body">
      <style:text-properties fo:font-style="normal" officeooo:rsid="00141178" officeooo:paragraph-rsid="00141178" style:font-style-asian="normal" style:font-style-complex="normal"/>
    </style:style>
    <style:style style:name="P4" style:family="paragraph" style:parent-style-name="Text_20_body">
      <style:text-properties fo:font-style="normal" officeooo:rsid="00141178" officeooo:paragraph-rsid="00161627" style:font-style-asian="normal" style:font-style-complex="normal"/>
    </style:style>
    <style:style style:name="P5" style:family="paragraph" style:parent-style-name="Text_20_body">
      <style:text-properties officeooo:rsid="001dd4fb" officeooo:paragraph-rsid="001dd4fb"/>
    </style:style>
    <style:style style:name="P6" style:family="paragraph" style:parent-style-name="Standard">
      <style:text-properties officeooo:rsid="001dd4fb"/>
    </style:style>
    <style:style style:name="P7" style:family="paragraph" style:parent-style-name="Heading_20_1">
      <style:text-properties officeooo:rsid="001dd4fb" officeooo:paragraph-rsid="001dd4fb"/>
    </style:style>
    <style:style style:name="P8" style:family="paragraph" style:parent-style-name="Text_20_body">
      <style:text-properties officeooo:paragraph-rsid="001dd4fb"/>
    </style:style>
    <style:style style:name="T1" style:family="text">
      <style:text-properties officeooo:rsid="00161627"/>
    </style:style>
    <style:style style:name="T2" style:family="text">
      <style:text-properties officeooo:rsid="0019191f"/>
    </style:style>
    <style:style style:name="T3" style:family="text">
      <style:text-properties officeooo:rsid="001dd4fb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style:vertical-pos="from-top" style:horizontal-pos="center" style:horizontal-rel="paragraph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Movies</text:span> – Exercise 1</text:p>
      <text:p text:style-name="P1">CDS 230</text:p>
      <text:p text:style-name="P1">Spring 2018</text:p>
      <text:p text:style-name="P2"/>
      <text:h text:style-name="P7" text:outline-level="1">Set Up</text:h>
      <text:p text:style-name="P5">Start off with the following code:</text:p>
      <text:p text:style-name="Standard"><text:span text:style-name="_5f_OOoComputerSpecial">&gt;&gt;&gt;</text:span> <text:span text:style-name="_5f_OOoComputerKeyWord">import</text:span> <text:span text:style-name="_5f_OOoComputerIdent">numpy</text:span> <text:span text:style-name="_5f_OOoComputerKeyWord">as</text:span> <text:span text:style-name="_5f_OOoComputerIdent">np</text:span></text:p>
      <text:p text:style-name="Standard"><text:span text:style-name="_5f_OOoComputerSpecial">&gt;&gt;&gt;</text:span><text:span text:style-name="_5f_OOoComputerIdent"> np</text:span><text:span text:style-name="_5f_OOoComputerSpecial">.</text:span><text:span text:style-name="_5f_OOoComputerIdent">set_printoptions</text:span><text:span text:style-name="_5f_OOoComputerSpecial">(</text:span><text:span text:style-name="_5f_OOoComputerIdent">precision</text:span><text:span text:style-name="_5f_OOoComputerSpecial">=</text:span><text:span text:style-name="_5f_OOoComputerLiteral">3</text:span><text:span text:style-name="_5f_OOoComputerSpecial">)</text:span></text:p>
      <text:p text:style-name="Standard"><text:span text:style-name="_5f_OOoComputerSpecial">&gt;&gt;&gt;</text:span> <text:span text:style-name="_5f_OOoComputerIdent">np</text:span><text:span text:style-name="_5f_OOoComputerSpecial">.</text:span><text:span text:style-name="_5f_OOoComputerIdent">random</text:span><text:span text:style-name="_5f_OOoComputerSpecial">.</text:span><text:span text:style-name="_5f_OOoComputerIdent">seed</text:span><text:span text:style-name="_5f_OOoComputerSpecial">(</text:span> <text:span text:style-name="_5f_OOoComputerLiteral">23</text:span> <text:span text:style-name="_5f_OOoComputerSpecial">)</text:span></text:p>
      <text:p text:style-name="Standard"><text:span text:style-name="_5f_OOoComputerSpecial">&gt;&gt;&gt;</text:span> <text:span text:style-name="_5f_OOoComputerIdent">mat</text:span> <text:span text:style-name="_5f_OOoComputerSpecial">=</text:span> <text:span text:style-name="_5f_OOoComputerIdent">np</text:span><text:span text:style-name="_5f_OOoComputerSpecial">.</text:span><text:span text:style-name="_5f_OOoComputerIdent">random</text:span><text:span text:style-name="_5f_OOoComputerSpecial">.</text:span><text:span text:style-name="_5f_OOoComputerIdent">ranf</text:span><text:span text:style-name="_5f_OOoComputerSpecial">((</text:span><text:span text:style-name="_5f_OOoComputerLiteral">5</text:span><text:span text:style-name="_5f_OOoComputerSpecial">,</text:span><text:span text:style-name="_5f_OOoComputerLiteral">6</text:span><text:span text:style-name="_5f_OOoComputerSpecial">))</text:span></text:p>
      <text:p text:style-name="P5"/>
      <text:h text:style-name="Heading_20_1" text:outline-level="1">Problem </text:h>
      <text:p text:style-name="P5">Print the second column of data to the console.</text:p>
      <text:p text:style-name="P5"><draw:frame draw:style-name="fr1" draw:name="Frame2" text:anchor-type="as-char" svg:y="-0.4161in" svg:width="6.3209in" draw:z-index="0"><draw:text-box fo:min-height="0.8098in"><text:p text:style-name="P3">Put your <text:span text:style-name="T1">answer in this box.</text:span></text:p><text:p text:style-name="P3"/></draw:text-box></draw:frame></text:p>
      <text:p text:style-name="P8"><text:span text:style-name="T3"><text:s/></text:span></text:p>
      <text:h text:style-name="Heading_20_1" text:outline-level="1">Problem</text:h>
      <text:p text:style-name="P5">Print the lower right <draw:frame draw:style-name="fr2" draw:name="Object1" text:anchor-type="as-char" svg:y="-0.1484in" svg:width="0.3846in" svg:height="0.1839in" draw:z-index="1"><draw:object xlink:href="./Object 1" xlink:type="simple" xlink:show="embed" xlink:actuate="onLoad"/><draw:image xlink:href="./ObjectReplacements/Object 1" xlink:type="simple" xlink:show="embed" xlink:actuate="onLoad"/></draw:frame>portion of the matrix.</text:p>
      <text:p text:style-name="P5"><draw:frame draw:style-name="fr1" draw:name="Frame4" text:anchor-type="as-char" svg:y="-0.4161in" svg:width="6.3209in" draw:z-index="2"><draw:text-box fo:min-height="0.8098in"><text:p text:style-name="P3">Put your <text:span text:style-name="T1">answer in this box.</text:span></text:p><text:p text:style-name="P3"/></draw:text-box></draw:frame></text:p>
      <text:p text:style-name="Standard"><text:span text:style-name="_5f_OOoComputerSpecial">&gt;&gt;&gt;</text:span> <text:span text:style-name="_5f_OOoComputerIdent">mat</text:span><text:span text:style-name="_5f_OOoComputerSpecial">[-</text:span><text:span text:style-name="_5f_OOoComputerLiteral">2</text:span><text:span text:style-name="_5f_OOoComputerSpecial">:,-</text:span><text:span text:style-name="_5f_OOoComputerLiteral">2</text:span><text:span text:style-name="_5f_OOoComputerSpecial">:]</text:span></text:p>
      <text:p text:style-name="Standard"><text:span text:style-name="_5f_OOoComputerIdent">array</text:span><text:span text:style-name="_5f_OOoComputerSpecial">([[</text:span> <text:s/><text:span text:style-name="_5f_OOoComputerLiteral">1.105e-01</text:span><text:span text:style-name="_5f_OOoComputerSpecial">,</text:span> <text:s text:c="2"/><text:span text:style-name="_5f_OOoComputerLiteral">5.288e-04</text:span><text:span text:style-name="_5f_OOoComputerSpecial">],</text:span></text:p>
      <text:p text:style-name="Standard"><text:s text:c="7"/><text:span text:style-name="_5f_OOoComputerSpecial">[</text:span> <text:s/><text:span text:style-name="_5f_OOoComputerLiteral">8.698e-01</text:span><text:span text:style-name="_5f_OOoComputerSpecial">,</text:span> <text:s text:c="2"/><text:span text:style-name="_5f_OOoComputerLiteral">4.286e-01</text:span><text:span text:style-name="_5f_OOoComputerSpecial">]])</text:span></text:p>
      <text:p text:style-name="P5"/>
      <text:h text:style-name="Heading_20_1" text:outline-level="1"><text:soft-page-break/>Problem</text:h>
      <text:p text:style-name="P5">Print the average of the entire matrix and the average of the columns. (Do not use <text:span text:style-name="T4">for</text:span><text:span text:style-name="T5"> or </text:span><text:span text:style-name="T4">while</text:span><text:span text:style-name="T5"> loops.)</text:span></text:p>
      <text:p text:style-name="P5"><draw:frame draw:style-name="fr1" draw:name="Frame1" text:anchor-type="as-char" svg:y="-0.4161in" svg:width="6.3209in" draw:z-index="3"><draw:text-box fo:min-height="0.8098in"><text:p text:style-name="P3">Put your <text:span text:style-name="T1">answer in this box.</text:span></text:p><text:p text:style-name="P3"/></draw:text-box></draw:frame></text:p>
      <text:p text:style-name="P6"><text:span text:style-name="_5f_OOoComputerSpecial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de" style:family="paragraph" style:parent-style-name="Standard">
      <style:paragraph-properties fo:padding="0.0201in" fo:border="0.06pt solid #000000" style:shadow="none" style:writing-mode="page"/>
      <style:text-properties style:font-name="Courier New" fo:font-family="'Courier New'" style:font-family-generic="modern" style:font-pitch="fixed"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OOoComputerCode" style:family="text">
      <style:text-properties fo:color="#000000" style:font-name="Courier New1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8:03:45.165000000</meta:creation-date>
    <dc:date>2018-02-06T15:38:05.309000000</dc:date>
    <meta:editing-duration>PT2H45M17S</meta:editing-duration>
    <meta:editing-cycles>9</meta:editing-cycles>
    <meta:generator>LibreOffice/6.0.0.3$Windows_X86_64 LibreOffice_project/64a0f66915f38c6217de274f0aa8e15618924765</meta:generator>
    <meta:document-statistic meta:table-count="0" meta:image-count="0" meta:object-count="1" meta:page-count="2" meta:paragraph-count="25" meta:word-count="100" meta:character-count="580" meta:non-whitespace-character-count="489"/>
  </office:meta>
</office:document-meta>
</file>

<file path=Object 1/content.xml><?xml version="1.0" encoding="utf-8"?>
<math xmlns="http://www.w3.org/1998/Math/MathML" display="block">
  <semantics>
    <mrow>
      <mn>2</mn>
      <mo stretchy="false">×</mo>
      <mn>2</mn>
    </mrow>
    <annotation encoding="StarMath 5.0">2 times 2</annotation>
  </semantics>
</math>
</file>